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✗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graph one with the sub points:</text:p>
      <text:list text:style-name="L1">
        <text:list-item>
          <text:p text:style-name="P1">One</text:p>
        </text:list-item>
        <text:list-item>
          <text:p text:style-name="P1">Two</text:p>
        </text:list-item>
      </text:list>
      <text:p text:style-name="Standard"/>
      <text:p text:style-name="Standard">Paragraph one with the sub points:</text:p>
      <text:list text:style-name="L2">
        <text:list-item>
          <text:p text:style-name="P2">One</text:p>
        </text:list-item>
        <text:list-item>
          <text:p text:style-name="P2">Two</text:p>
        </text:list-item>
      </text:list>
      <text:p text:style-name="Standard"/>
      <text:p text:style-name="Standard">Paragraph one with the sub points:</text:p>
      <text:list text:style-name="L3">
        <text:list-item>
          <text:p text:style-name="P3">One</text:p>
        </text:list-item>
        <text:list-item>
          <text:p text:style-name="P3">Two</text:p>
        </text:list-item>
      </text:list>
      <text:p text:style-name="Standard"/>
      <text:p text:style-name="Standard">Paragraph one with the sub points:</text:p>
      <text:list text:style-name="L4">
        <text:list-item>
          <text:p text:style-name="P4">One</text:p>
        </text:list-item>
        <text:list-item>
          <text:p text:style-name="P4">Two</text:p>
        </text:list-item>
      </text:list>
      <text:p text:style-name="Standard"/>
      <text:p text:style-name="Standard">Paragraph one with the sub points:</text:p>
      <text:list text:style-name="L5">
        <text:list-item>
          <text:p text:style-name="P5">One</text:p>
        </text:list-item>
        <text:list-item>
          <text:p text:style-name="P5">Two</text:p>
        </text:list-item>
      </text:list>
      <text:p text:style-name="Standard"/>
      <text:p text:style-name="Standard">Paragraph one with the sub points:</text:p>
      <text:list text:style-name="L6">
        <text:list-item>
          <text:p text:style-name="P6">One</text:p>
        </text:list-item>
        <text:list-item>
          <text:p text:style-name="P6">Two</text:p>
        </text:list-item>
      </text:list>
      <text:p text:style-name="Standard"/>
      <text:p text:style-name="Standard">Paragraph one with the sub points:</text:p>
      <text:list text:style-name="L7">
        <text:list-item>
          <text:p text:style-name="P7">One</text:p>
        </text:list-item>
        <text:list-item>
          <text:p text:style-name="P7">Two</text:p>
        </text:list-item>
      </text:list>
      <text:p text:style-name="Standard"/>
      <text:p text:style-name="Standard">Paragraph one with the sub points:</text:p>
      <text:list text:style-name="L8">
        <text:list-item>
          <text:p text:style-name="P8">One</text:p>
        </text:list-item>
        <text:list-item>
          <text:p text:style-name="P8">Tw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initial-creator>Raul</meta:initial-creator>
    <meta:creation-date>2005-08-22T18:01:42</meta:creation-date>
    <dc:creator>Raul</dc:creator>
    <dc:date>2005-08-22T18:04:02</dc:date>
    <dc:language>en-US</dc:language>
    <meta:editing-cycles>3</meta:editing-cycles>
    <meta:editing-duration>PT2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64" meta:character-count="320"/>
  </office:meta>
</office:document-meta>
</file>